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FreeSans" svg:font-family="FreeSans" style:font-family-generic="swiss"/>
    <style:font-face style:name="Liberation Serif" svg:font-family="'Liberation Serif'" style:font-family-generic="swiss"/>
    <style:font-face style:name="OpenSymbol" svg:font-family="OpenSymbol, 'Arial Unicode MS'" style:font-family-generic="swiss"/>
    <style:font-face style:name="TheSansOffice" svg:font-family="TheSansOffice" style:font-family-generic="swiss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7b85f" officeooo:paragraph-rsid="0007b85f"/>
    </style:style>
    <style:style style:name="P2" style:family="paragraph" style:parent-style-name="Text_20_body">
      <style:text-properties officeooo:rsid="0028876f" officeooo:paragraph-rsid="0028876f"/>
    </style:style>
    <style:style style:name="P3" style:family="paragraph" style:parent-style-name="Text_20_body">
      <style:text-properties officeooo:rsid="0011a2b4" officeooo:paragraph-rsid="002e49f1"/>
    </style:style>
    <style:style style:name="P4" style:family="paragraph" style:parent-style-name="Text_20_body">
      <style:text-properties officeooo:rsid="00125ef2" officeooo:paragraph-rsid="002e49f1"/>
    </style:style>
    <style:style style:name="P5" style:family="paragraph" style:parent-style-name="Heading_20_3">
      <style:text-properties officeooo:paragraph-rsid="002b5378"/>
    </style:style>
    <style:style style:name="P6" style:family="paragraph" style:parent-style-name="Text_20_body" style:list-style-name="L1">
      <style:text-properties officeooo:rsid="00058faf" officeooo:paragraph-rsid="00058faf"/>
    </style:style>
    <style:style style:name="P7" style:family="paragraph" style:parent-style-name="Text_20_body" style:list-style-name="L1">
      <style:text-properties officeooo:rsid="0029d1e3" officeooo:paragraph-rsid="0029d1e3"/>
    </style:style>
    <style:style style:name="P8" style:family="paragraph" style:parent-style-name="Text_20_body" style:list-style-name="L1">
      <style:text-properties officeooo:rsid="001af015" officeooo:paragraph-rsid="00058faf"/>
    </style:style>
    <style:style style:name="P9" style:family="paragraph" style:parent-style-name="Text_20_body" style:list-style-name="L2">
      <style:text-properties officeooo:rsid="00232c29" officeooo:paragraph-rsid="00232c29"/>
    </style:style>
    <style:style style:name="P10" style:family="paragraph" style:parent-style-name="Text_20_body" style:list-style-name="L2">
      <style:text-properties officeooo:rsid="0005becd" officeooo:paragraph-rsid="00232c29"/>
    </style:style>
    <style:style style:name="P11" style:family="paragraph" style:parent-style-name="Text_20_body" style:list-style-name="L3">
      <style:text-properties officeooo:paragraph-rsid="002cc295"/>
    </style:style>
    <style:style style:name="P12" style:family="paragraph" style:parent-style-name="Text_20_body" style:list-style-name="L4">
      <style:text-properties officeooo:rsid="0002262d" officeooo:paragraph-rsid="0002262d"/>
    </style:style>
    <style:style style:name="P13" style:family="paragraph" style:parent-style-name="Heading_20_1">
      <style:text-properties officeooo:paragraph-rsid="001ead74"/>
    </style:style>
    <style:style style:name="P14" style:family="paragraph" style:parent-style-name="Heading_20_2">
      <style:text-properties officeooo:paragraph-rsid="0028876f"/>
    </style:style>
    <style:style style:name="P15" style:family="paragraph" style:parent-style-name="Heading_20_2">
      <style:paragraph-properties fo:break-before="page"/>
    </style:style>
    <style:style style:name="T1" style:family="text">
      <style:text-properties officeooo:rsid="00058faf"/>
    </style:style>
    <style:style style:name="T2" style:family="text">
      <style:text-properties officeooo:rsid="00125ef2"/>
    </style:style>
    <style:style style:name="T3" style:family="text">
      <style:text-properties officeooo:rsid="0011a2b4"/>
    </style:style>
    <style:style style:name="T4" style:family="text">
      <style:text-properties officeooo:rsid="0016e7de"/>
    </style:style>
    <style:style style:name="T5" style:family="text">
      <style:text-properties officeooo:rsid="0028876f"/>
    </style:style>
    <style:style style:name="T6" style:family="text">
      <style:text-properties officeooo:rsid="002b537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Module „<text:user-defined style:data-style-name="N0" text:name="Module_Name">zypper</text:user-defined>“ [<text:user-defined style:data-style-name="N0" text:name="Module_Area">SSA</text:user-defined> <text:user-defined style:data-style-name="N0" text:name="Module_ID">1005</text:user-defined>]</text:h>
      <text:h text:style-name="P14" text:outline-level="2">Modul Kurzbeschreibung</text:h>
      <text:p text:style-name="P2">Dieses Modul vermittelt einen Einstieg in die Grundlagen und die Verwendung von zypper.<text:line-break/>Es wird gezeigt, wie Software installiert und deinstalliert wird. Auch werden Repsoitories und das Update-Management behandelt.<text:line-break/>Die einzelnen Themen werden mit Hands-on Aufgaben und Demos vertieft.</text:p>
      <text:h text:style-name="Heading_20_2" text:outline-level="2">Dauer</text:h>
      <text:p text:style-name="P1"><text:span text:style-name="T5">2</text:span>h</text:p>
      <text:h text:style-name="Heading_20_2" text:outline-level="2">Ziele</text:h>
      <text:p text:style-name="Heading_20_3">Wissen</text:p>
      <text:list xml:id="list8825720663358458427" text:style-name="L1">
        <text:list-item>
          <text:p text:style-name="P6"><text:span text:style-name="T5">zypper</text:span> <text:span text:style-name="T4">Basics</text:span></text:p>
        </text:list-item>
        <text:list-item>
          <text:p text:style-name="P7">Unterschied Patches und Updates</text:p>
        </text:list-item>
      </text:list>
      <text:p text:style-name="Heading_20_3">Können</text:p>
      <text:list xml:id="list140100274260302" text:continue-numbering="true" text:style-name="L1">
        <text:list-item>
          <text:p text:style-name="P7">zypper</text:p>
          <text:list>
            <text:list-item>
              <text:p text:style-name="P7">Installation und Deainstallation von Paketen</text:p>
            </text:list-item>
            <text:list-item>
              <text:p text:style-name="P7">Hinzufügen, bearbeiten und entfernen von Repositories</text:p>
            </text:list-item>
            <text:list-item>
              <text:p text:style-name="P7">Update- und Patchmanagement</text:p>
            </text:list-item>
            <text:list-item>
              <text:p text:style-name="P7">Suche von Paketen</text:p>
            </text:list-item>
          </text:list>
        </text:list-item>
      </text:list>
      <text:p text:style-name="Heading_20_3">Verhalten</text:p>
      <text:list xml:id="list140100396951772" text:continue-numbering="true" text:style-name="L1">
        <text:list-item>
          <text:p text:style-name="P8">???</text:p>
        </text:list-item>
      </text:list>
      <text:h text:style-name="Heading_20_2" text:outline-level="2">Voraussetzungen</text:h>
      <text:list xml:id="list2990706183067712558" text:style-name="L2">
        <text:list-item>
          <text:p text:style-name="P9">Installierte Distribution <text:span text:style-name="T6">mit zypper</text:span></text:p>
        </text:list-item>
        <text:list-item>
          <text:p text:style-name="P10">Bash Bedienung</text:p>
        </text:list-item>
      </text:list>
      <text:h text:style-name="P15" text:outline-level="2">Benutzte Dokumentation</text:h>
      <text:p text:style-name="P5">Externe Referenzen</text:p>
      <text:list xml:id="list7906755960024302538" text:style-name="L3">
        <text:list-item>
          <text:p text:style-name="P11"><text:span text:style-name="T6">OpenSUSE „Zypper Portal“<text:line-break/></text:span><text:a xlink:type="simple" xlink:href="https://en.opensuse.org/Portal:Zypper" text:style-name="Internet_20_link" text:visited-style-name="Visited_20_Internet_20_Link"><text:span text:style-name="T6">https://en.opensuse.org/Portal:Zypper</text:span></text:a></text:p>
        </text:list-item>
      </text:list>
      <text:p text:style-name="Heading_20_3">Man Pages</text:p>
      <text:list xml:id="list4352544252562919723" text:style-name="L4">
        <text:list-item>
          <text:p text:style-name="P12">man <text:span text:style-name="T6">8 zypper</text:span></text:p>
        </text:list-item>
      </text:list>
      <text:h text:style-name="Heading_20_2" text:outline-level="2">Präsentation</text:h>
      <text:p text:style-name="P3">modul_<text:user-defined style:data-style-name="N0" text:name="Module_Name">zypper</text:user-defined>_<text:user-defined style:data-style-name="N0" text:name="Module_ID">1005</text:user-defined>_<text:span text:style-name="T2">01_slides</text:span>.odp</text:p>
      <text:h text:style-name="Heading_20_2" text:outline-level="2">Demo</text:h>
      <text:p text:style-name="P3">modul_<text:user-defined style:data-style-name="N0" text:name="Module_Name">zypper</text:user-defined>_<text:user-defined style:data-style-name="N0" text:name="Module_ID">1005</text:user-defined>_<text:span text:style-name="T2">02_</text:span>demo.odp</text:p>
      <text:h text:style-name="Heading_20_2" text:outline-level="2">Übung / <text:span text:style-name="T1">Hands-on</text:span></text:h>
      <text:p text:style-name="P3">modul_<text:user-defined style:data-style-name="N0" text:name="Module_Name">zypper</text:user-defined>_<text:user-defined style:data-style-name="N0" text:name="Module_ID">1005</text:user-defined>_<text:span text:style-name="T2">03_</text:span>handson.odp</text:p>
      <text:h text:style-name="Heading_20_2" text:outline-level="2">Erfolgskontrolle</text:h>
      <text:p text:style-name="P4">modul_<text:span text:style-name="T3"><text:user-defined style:data-style-name="N0" text:name="Module_Name">zypper</text:user-defined></text:span>_<text:span text:style-name="T3"><text:user-defined style:data-style-name="N0" text:name="Module_ID">1005</text:user-defined></text:span><text:span text:style-name="T3">_</text:span>04_check.od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FreeSans" svg:font-family="FreeSans" style:font-family-generic="swiss"/>
    <style:font-face style:name="Liberation Serif" svg:font-family="'Liberation Serif'" style:font-family-generic="swiss"/>
    <style:font-face style:name="OpenSymbol" svg:font-family="OpenSymbol, 'Arial Unicode MS'" style:font-family-generic="swiss"/>
    <style:font-face style:name="TheSansOffice" svg:font-family="TheSansOffice" style:font-family-generic="swiss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eSansOffice" fo:font-size="12pt" fo:language="de" fo:country="CH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heSansOffice" fo:font-size="12pt" fo:language="de" fo:country="CH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heSansOffice" fo:font-family="TheSansOffice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heSansOffice" fo:font-family="TheSansOffice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eSansOffice" fo:font-family="TheSansOffice" style:font-family-generic="swiss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swiss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swiss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swiss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Christener</meta:initial-creator>
    <meta:creation-date>2016-07-21T10:56:29.508757770</meta:creation-date>
    <dc:date>2016-08-23T14:01:00.056544753</dc:date>
    <dc:creator>Nicolas Christener</dc:creator>
    <meta:editing-duration>PT3H54M55S</meta:editing-duration>
    <meta:editing-cycles>37</meta:editing-cycles>
    <meta:generator>LibreOffice/5.2.0.4$Linux_X86_64 LibreOffice_project/20m0$Build-4</meta:generator>
    <meta:document-statistic meta:table-count="0" meta:image-count="0" meta:object-count="0" meta:page-count="2" meta:paragraph-count="33" meta:word-count="118" meta:character-count="930" meta:non-whitespace-character-count="857"/>
    <meta:user-defined meta:name="Module_Area">SSA</meta:user-defined>
    <meta:user-defined meta:name="Module_ID">1005</meta:user-defined>
    <meta:user-defined meta:name="Module_Name">zypper</meta:user-defined>
  </office:meta>
</office:document-meta>
</file>